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2pt" style:text-underline-style="solid" style:text-underline-width="auto" style:text-underline-color="font-color" fo:font-weight="bold" style:font-size-asian="22pt" style:font-weight-asian="bold" style:font-size-complex="22pt" style:font-weight-complex="bold"/>
    </style:style>
    <style:style style:name="P2"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T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te-rendu MPM</text:p>
      <text:p text:style-name="P1"/>
      <text:p text:style-name="P1"/>
      <text:p text:style-name="P1"/>
      <text:p text:style-name="P2">I)<text:span text:style-name="T1">INTRO</text:span></text:p>
      <text:p text:style-name="P2">Notre projet est de faire une nouvelle version du site de l'association « PaintFusion », l'association organise des tournois de jeux-vidéo (notamment League Of Legend).</text:p>
      <text:p text:style-name="P2">Note but était de leurs faire un site proposant une interface pour la création <text:s/>et la gestion du tournoi .</text:p>
      <text:p text:style-name="P2">Au vu des objectifs fixés, nous avons choisi, et il a été accepté que l'on mène ce projet à quatre personnes.</text:p>
      <text:p text:style-name="P2"/>
      <text:p text:style-name="P2"/>
      <text:p text:style-name="P2">II)<text:span text:style-name="T1">DEVELOPPEMENT</text:span></text:p>
      <text:p text:style-name="P2">Pour le site nous avons utilisé une base de donné avec MySQL, du PHP avec l’extension PDO et la librairie Jquery , du html5, <text:s/>css3, et quelques lignes de javascript.</text:p>
      <text:p text:style-name="P2">Tout le css est dans la dossier style.</text:p>
      <text:p text:style-name="P2">Pour ce qui est des convention de nommage, nous avons développez chacun de notre coté avant de mettre en commun, donc les noms de nos variables sont très mal choisie.</text:p>
      <text:p text:style-name="P2">Ensuite pour mettre en commun (après la fin de l'année scolaire) nous avons utilisé la plate forme « GitHub » ce qui explique que nous n'ayons de code intermédiaire à vous rendre.</text:p>
      <text:p text:style-name="P2"/>
      <text:p text:style-name="P2">III)<text:span text:style-name="T1">ADMINISTRATION (géré par Maxence Morand)</text:span></text:p>
      <text:p text:style-name="P2">Le dossier _admin regroupe tout les fichiers qui ne sont pas accessible à l'utilisateur qui n'est pas administrateur, cette vérification est faite par check_admin.php .</text:p>
      <text:p text:style-name="P2">Un tournois s'effectue en quatre phases : </text:p>
      <text:p text:style-name="P2">L'administrateur créé un tournoi</text:p>
      <text:p text:style-name="P2"><text:s/>_La création : <text:tab/>L'utilisateur pourra alors s'inscrire au tournoi.</text:p>
      <text:p text:style-name="P2"><text:tab/><text:tab/><text:tab/>L'administrateur à accès à cette liste.</text:p>
      <text:p text:style-name="P2"/>
      <text:p text:style-name="P2">_Le lancement :<text:tab/>L'utilisateur ne peut plus s'inscrire et se voit attribuer un équipe et son équipe reçoit une place dans l'arbre des matchs.</text:p>
      <text:p text:style-name="P2"><text:tab/><text:tab/><text:tab/>L'administrateur peut ajouter de fausses équipe si nécessaire</text:p>
      <text:p text:style-name="P2">Pendant le déroulement du tournoi l'administrateur doit créer le match puis désigner le vainqueur. Les équipe créées sont équilibrés en fonction du niveau des joueurs. </text:p>
      <text:p text:style-name="P2"/>
      <text:p text:style-name="P2">_L’arrêt :<text:tab/>L'utilisateur voit les compositions des équipes et l'arbre, désignant le vainqueur du tournoi, avec un message disant que les récompenses n'ont pas encore été distribuées.</text:p>
      <text:p text:style-name="P2"><text:soft-page-break/><text:tab/><text:tab/>L'administrateur n’interagit plus avec la base de donnée, il attend que les joueurs reçoivent les récompenses pour archiver le tournoi <text:s/></text:p>
      <text:p text:style-name="P2"/>
      <text:p text:style-name="P2">_L'archivage :<text:tab/>L'utilisateur et l'administrateur ne peuvent que <text:s/>consulter les résultats et les équipes participant au tournoi en question</text:p>
      <text:p text:style-name="P2"/>
      <text:p text:style-name="P2">IV)<text:span text:style-name="T1">API(géré par Matthieu Vancayzeel)</text:span></text:p>
      <text:p text:style-name="P2">Roit Games, qui développe League Of Legend, met à disposition interface de programmation (API) qui nous permet d'interagir avec le jeu.</text:p>
      <text:p text:style-name="P2"/>
      <text:p text:style-name="P2">Nous avons utilisé cette API pour avoir des information, comme le niveau, le classement ou encore le classement du joueur.</text:p>
      <text:p text:style-name="P2"/>
      <text:p text:style-name="P2">Pour participer à un tournoi, le jeu demande un code d'identification que notre site est capable de délivrer a joueur grâce à cette API.</text:p>
      <text:p text:style-name="P2"/>
      <text:p text:style-name="P2">L'API nous permet aussi de proposer un visionnage en directe de la partie en cours.</text:p>
      <text:p text:style-name="P2">Cependant suite à l'overflow d'un INT l'API à été récemment mise à jour donc cette partie en indisponible pour le moment .</text:p>
      <text:p text:style-name="P2"/>
      <text:p text:style-name="P2"/>
      <text:p text:style-name="P2">V)<text:span text:style-name="T1">INTERFACE UTILISATEUR(géré par Matthieu Vancayzeel et Maxence Morand)</text:span></text:p>
      <text:p text:style-name="P2">Pour entrer sur le site l'utilisateur est obligé de si connecter, il a alors accès à la page d'accueil ou il y a le récapitulatif des différents tournois mais aussi à sa page de profil, ou est présent son pseudo pour le site, son pseudo dans le jeu,diverses informations récupérées par l'API, une description modifiable et trois sélecteur ou le joueur peut choisir ses personnages favoris.</text:p>
      <text:p text:style-name="P2">Lors d'un match chaque utilisateur a accès a une page avec le récapitulatif du-dit math et a la possibilité de le regarder.</text:p>
      <text:p text:style-name="P2"/>
      <text:p text:style-name="P2"><text:span text:style-name="T1">(géré par Raphaël Ingardin)</text:span></text:p>
      <text:p text:style-name="P2">Chaque équipe de chaque tournoi à aussi une page à elle, elle se compose d'une brève description du chaque joueur avec ses personnages favoris et le poste qu'il aimerait occuper, la possibilité de changer le nom de l'équipe, et un chat qui est disponible que pour les membres de l'équipe.</text:p>
      <text:p text:style-name="P2"/>
      <text:p text:style-name="P2"/>
      <text:p text:style-name="P2">VI)<text:span text:style-name="T1">TRAVAIL D'EQUIPE</text:span></text:p>
      <text:p text:style-name="P2">La répartition du travail à été très inégale.</text:p>
      <text:p text:style-name="P2">Nous aurions dû prendre plus de temps au démarrage, pour mettre en place les standard et l'architecture du site.</text:p>
      <text:p text:style-name="P2">Par contre nous n'avons pas eu de problème avec Paintfusion qui on été très conciliants.</text:p>
      <text:p text:style-name="P2"/>
      <text:p text:style-name="P2"/>
      <text:p text:style-name="P2"><text:soft-page-break/>VII)<text:span text:style-name="T1">AMELIORATION POSSIBLE</text:span></text:p>
      <text:p text:style-name="P2">Nous somme particulièrement fière de certaines parties du site mais nous pensons pouvoir faire mieux.</text:p>
      <text:p text:style-name="P2">Un des premier point à améliorer serais la qualité du code et sa lisibilité, qui est exécrable.</text:p>
      <text:p text:style-name="P2">Aussi nous pouvons apporter des améliorations au niveau de la création des équipes, faire en sorte que le joueur puisse faire prendre en compte son poste favori. Et faire en sorte que les personnages joués lors d'un match soi affiché sur la page du match.</text:p>
      <text:p text:style-name="P2"><text:s text:c="2"/></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6-23T21:13:07.55</meta:creation-date>
    <dc:date>2015-06-24T17:28:18.39</dc:date>
    <meta:editing-duration>PT2H28M20S</meta:editing-duration>
    <meta:editing-cycles>9</meta:editing-cycles>
    <meta:generator>OpenOffice/4.1.1$Win32 OpenOffice.org_project/411m6$Build-9775</meta:generator>
    <meta:document-statistic meta:table-count="0" meta:image-count="0" meta:object-count="0" meta:page-count="3" meta:paragraph-count="42" meta:word-count="728" meta:character-count="4468"/>
  </office:meta>
</office:document-meta>
</file>